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3097in"/>
    </style:style>
    <style:style style:name="Table1.B" style:family="table-column">
      <style:table-column-properties style:column-width="5.3868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3097in"/>
    </style:style>
    <style:style style:name="Table2.B" style:family="table-column">
      <style:table-column-properties style:column-width="5.3868in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fo:font-weight="bold" officeooo:rsid="0012a233" officeooo:paragraph-rsid="002085ff" style:font-weight-asian="bold" style:font-weight-complex="bold"/>
    </style:style>
    <style:style style:name="P2" style:family="paragraph" style:parent-style-name="Standard">
      <style:text-properties fo:font-weight="bold" officeooo:paragraph-rsid="002085ff" style:font-weight-asian="bold" style:font-weight-complex="bold"/>
    </style:style>
    <style:style style:name="P3" style:family="paragraph" style:parent-style-name="Standard">
      <style:text-properties fo:font-size="12pt" officeooo:paragraph-rsid="001f9cc2" style:font-size-asian="12pt" style:font-size-complex="12pt"/>
    </style:style>
    <style:style style:name="P4" style:family="paragraph" style:parent-style-name="Standard">
      <style:text-properties fo:font-size="12pt" officeooo:rsid="00107d88" officeooo:paragraph-rsid="002085ff" style:font-size-asian="12pt" style:font-size-complex="12pt"/>
    </style:style>
    <style:style style:name="P5" style:family="paragraph" style:parent-style-name="Standard">
      <style:text-properties fo:font-size="12pt" officeooo:paragraph-rsid="002085ff" style:font-size-asian="12pt" style:font-size-complex="12pt"/>
    </style:style>
    <style:style style:name="P6" style:family="paragraph" style:parent-style-name="Standard">
      <style:text-properties fo:font-size="12pt" officeooo:rsid="001a2407" officeooo:paragraph-rsid="002085ff" style:font-size-asian="12pt" style:font-size-complex="12pt"/>
    </style:style>
    <style:style style:name="P7" style:family="paragraph" style:parent-style-name="Standard">
      <style:text-properties fo:font-size="12pt" fo:font-weight="bold" officeooo:rsid="000f31ba" officeooo:paragraph-rsid="001f9cc2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paragraph-rsid="001f9cc2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0b2e22" officeooo:paragraph-rsid="001f9cc2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68de6" officeooo:paragraph-rsid="00268de6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9pt" style:font-size-asian="7.84999990463257pt" style:font-size-complex="9pt"/>
    </style:style>
    <style:style style:name="P12" style:family="paragraph" style:parent-style-name="Standard">
      <style:text-properties officeooo:paragraph-rsid="002085ff"/>
    </style:style>
    <style:style style:name="P13" style:family="paragraph" style:parent-style-name="Standard">
      <style:text-properties officeooo:rsid="00268de6" officeooo:paragraph-rsid="00268de6"/>
    </style:style>
    <style:style style:name="P1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in" fo:margin-bottom="0.1083in" loext:contextual-spacing="false"/>
      <style:text-properties fo:font-size="22pt" fo:font-weight="bold" style:font-size-asian="22pt" style:font-weight-asian="bold" style:font-size-complex="22pt" style:font-weight-complex="bold"/>
    </style:style>
    <style:style style:name="P16" style:family="paragraph" style:parent-style-name="Standard">
      <style:paragraph-properties fo:margin-top="0in" fo:margin-bottom="0.0217in" loext:contextual-spacing="false"/>
    </style:style>
    <style:style style:name="P17" style:family="paragraph" style:parent-style-name="Standard">
      <style:paragraph-properties fo:margin-top="0in" fo:margin-bottom="0.0217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in" fo:margin-bottom="0.0217in" loext:contextual-spacing="false"/>
      <style:text-properties fo:font-size="14pt" fo:font-weight="bold" officeooo:rsid="00268de6" officeooo:paragraph-rsid="00268de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in" fo:margin-bottom="0.0217in" loext:contextual-spacing="false"/>
      <style:text-properties fo:font-size="12pt" fo:font-weight="normal" officeooo:rsid="00268de6" officeooo:paragraph-rsid="00268de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in" fo:margin-bottom="0.0217in" loext:contextual-spacing="false"/>
      <style:text-properties fo:font-size="12pt" fo:font-weight="normal" officeooo:rsid="0027c926" officeooo:paragraph-rsid="0027c92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in" fo:margin-bottom="0in" loext:contextual-spacing="false"/>
    </style:style>
    <style:style style:name="P22" style:family="paragraph" style:parent-style-name="Standard">
      <style:text-properties fo:font-size="12pt" officeooo:rsid="00268de6" officeooo:paragraph-rsid="00268de6" style:font-size-asian="12pt" style:font-size-complex="12pt"/>
    </style:style>
    <style:style style:name="P23" style:family="paragraph" style:parent-style-name="Standard">
      <style:text-properties fo:font-size="12pt" officeooo:paragraph-rsid="002ae67b" style:font-size-asian="12pt" style:font-size-complex="12pt"/>
    </style:style>
    <style:style style:name="P24" style:family="paragraph" style:parent-style-name="Standard">
      <style:text-properties fo:font-size="9pt" style:font-size-asian="7.84999990463257pt" style:font-size-complex="9pt"/>
    </style:style>
    <style:style style:name="P25" style:family="paragraph" style:parent-style-name="Standard">
      <style:paragraph-properties fo:margin-top="0in" fo:margin-bottom="0.0217in" loext:contextual-spacing="false"/>
      <style:text-properties fo:font-size="12pt" fo:font-weight="normal" officeooo:rsid="0027c926" officeooo:paragraph-rsid="0029bbe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in" fo:margin-bottom="0.0217in" loext:contextual-spacing="false"/>
      <style:text-properties officeooo:paragraph-rsid="0029bbe9"/>
    </style:style>
    <style:style style:name="P27" style:family="paragraph" style:parent-style-name="Standard">
      <style:paragraph-properties fo:margin-top="0in" fo:margin-bottom="0.0217in" loext:contextual-spacing="false"/>
      <style:text-properties fo:font-size="9pt" fo:font-weight="bold" style:font-size-asian="7.84999990463257pt" style:font-weight-asian="bold" style:font-size-complex="9pt" style:font-weight-complex="bold"/>
    </style:style>
    <style:style style:name="P28" style:family="paragraph" style:parent-style-name="Standard">
      <style:paragraph-properties fo:margin-top="0in" fo:margin-bottom="0in" loext:contextual-spacing="false"/>
      <style:text-properties officeooo:paragraph-rsid="0029bbe9"/>
    </style:style>
    <style:style style:name="P29" style:family="paragraph" style:parent-style-name="Standard">
      <style:paragraph-properties fo:margin-top="0in" fo:margin-bottom="0in" loext:contextual-spacing="false"/>
      <style:text-properties fo:font-size="12pt" fo:font-weight="normal" officeooo:rsid="0027c926" officeooo:paragraph-rsid="0029bbe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in" fo:margin-bottom="0in" loext:contextual-spacing="false"/>
      <style:text-properties fo:font-size="12pt" fo:font-weight="normal" officeooo:rsid="00268de6" officeooo:paragraph-rsid="00268de6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.0429in" fo:margin-bottom="0in" loext:contextual-spacing="false"/>
      <style:text-properties fo:font-size="12pt" fo:font-weight="bold" officeooo:rsid="0027c926" officeooo:paragraph-rsid="0029bbe9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margin-top="0.1083in" fo:margin-bottom="0in" loext:contextual-spacing="false"/>
      <style:text-properties fo:font-size="12pt" fo:font-weight="bold" officeooo:rsid="00268de6" officeooo:paragraph-rsid="00268de6" style:font-size-asian="10.5pt" style:font-weight-asian="bold" style:font-size-complex="12pt" style:font-weight-complex="bold"/>
    </style:style>
    <style:style style:name="T1" style:family="text">
      <style:text-properties officeooo:rsid="000b2e22"/>
    </style:style>
    <style:style style:name="T2" style:family="text">
      <style:text-properties fo:font-weight="normal" officeooo:rsid="0014b918" style:font-weight-asian="normal" style:font-weight-complex="normal"/>
    </style:style>
    <style:style style:name="T3" style:family="text">
      <style:text-properties fo:font-weight="normal" officeooo:rsid="000f31ba" style:font-weight-asian="normal" style:font-weight-complex="normal"/>
    </style:style>
    <style:style style:name="T4" style:family="text">
      <style:text-properties officeooo:rsid="0013b0e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1e083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officeooo:rsid="0029bbe9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7c926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9bbe9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solid" style:text-underline-width="auto" style:text-underline-color="font-color" fo:font-weight="normal" officeooo:rsid="0027c926" style:font-size-asian="10.5pt" style:font-weight-asian="normal" style:font-size-complex="12pt" style:font-weight-complex="normal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officeooo:rsid="0029bbe9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9bbe9"/>
    </style:style>
    <style:style style:name="T16" style:family="text">
      <style:text-properties style:text-underline-style="solid" style:text-underline-width="auto" style:text-underline-color="font-color" fo:font-weight="bold" officeooo:rsid="0029bbe9" style:font-weight-asian="bold" style:font-weight-complex="bold"/>
    </style:style>
    <style:style style:name="T17" style:family="text">
      <style:text-properties style:text-underline-style="none" officeooo:rsid="0029bbe9"/>
    </style:style>
    <style:style style:name="T18" style:family="text">
      <style:text-properties officeooo:rsid="0029d535"/>
    </style:style>
    <style:style style:name="T19" style:family="text">
      <style:text-properties officeooo:rsid="002ae6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etr Hrubý</text:p>
      <text:p text:style-name="Standard">Born on February 19, 1997</text:p>
      <text:p text:style-name="Standard">Nationality: Czech</text:p>
      <text:p text:style-name="Standard">E-Mail: <text:a xlink:type="simple" xlink:href="mailto:petr.hruby@inf.ethz.ch" text:style-name="Internet_20_link" text:visited-style-name="Visited_20_Internet_20_Link">petr.hruby@inf.ethz.ch</text:a></text:p>
      <text:p text:style-name="P13">Website: <text:a xlink:type="simple" xlink:href="https://petrhruby97.github.io/" text:style-name="Internet_20_link" text:visited-style-name="Visited_20_Internet_20_Link">https://petrhruby97.github.io/</text:a></text:p>
      <text:p text:style-name="P11"/>
      <text:p text:style-name="P16"><text:span text:style-name="T12">Research Interests: </text:span>Computer Vision, Numerical Algebraic Geometry, Machine Learning</text:p>
      <text:p text:style-name="P11"/>
      <text:p text:style-name="P17">Work Experience</text:p>
      <table:table table:name="Table1" table:style-name="Table1">
        <table:table-column table:style-name="Table1.A"/>
        <table:table-column table:style-name="Table1.B"/>
        <table:table-row table:style-name="TableLine94541515289408">
          <table:table-cell table:style-name="Table1.A1" office:value-type="string">
            <text:p text:style-name="P9">2021 – Present</text:p>
          </table:table-cell>
          <table:table-cell table:style-name="Table1.A1" office:value-type="string">
            <text:p text:style-name="P7"><text:span text:style-name="T1">E</text:span>TH Zürich</text:p>
            <text:p text:style-name="P3"><text:span text:style-name="T3">Research Assistant in the Computer Vision and Geometry </text:span><text:span text:style-name="T2">g</text:span><text:span text:style-name="T3">roup (CVG)</text:span></text:p>
          </table:table-cell>
        </table:table-row>
        <table:table-row table:style-name="TableLine94541515348512">
          <table:table-cell table:style-name="Table1.A1" office:value-type="string">
            <text:p text:style-name="P3">2017 – <text:span text:style-name="T1">2021</text:span></text:p>
          </table:table-cell>
          <table:table-cell table:style-name="Table1.A1" office:value-type="string">
            <text:p text:style-name="P8">CIIRC, Czech Technical University in Prague</text:p>
            <text:p text:style-name="P3">Research Fellow in the Applied algebra and geometry group (AAG)</text:p>
          </table:table-cell>
        </table:table-row>
      </table:table>
      <text:p text:style-name="P11"/>
      <text:p text:style-name="P17">Education</text:p>
      <table:table table:name="Table2" table:style-name="Table2">
        <table:table-column table:style-name="Table2.A"/>
        <table:table-column table:style-name="Table2.B"/>
        <table:table-row table:style-name="TableLine94541515349568">
          <table:table-cell table:style-name="Table2.A1" office:value-type="string">
            <text:p text:style-name="P4">2021 – Present</text:p>
          </table:table-cell>
          <table:table-cell table:style-name="Table2.A1" office:value-type="string">
            <text:p text:style-name="P1">ETH Zürich, <text:span text:style-name="T4">Computer Vision and Geometry group</text:span></text:p>
            <text:p text:style-name="P6">Supervised by Prof. Marc Pollefeys</text:p>
            <text:p text:style-name="P22">Expected graduation: September 2025</text:p>
          </table:table-cell>
        </table:table-row>
        <table:table-row table:style-name="TableLine94541515364128">
          <table:table-cell table:style-name="Table2.A1" office:value-type="string">
            <text:p text:style-name="P5">2019 – 2021</text:p>
          </table:table-cell>
          <table:table-cell table:style-name="Table2.A1" office:value-type="string">
            <text:p text:style-name="P2">Czech Technical University in Prague, Faculty of Electrical Engineering</text:p>
            <text:p text:style-name="P12">Master’s degree, Computer Vision and Digital Image</text:p>
            <text:p text:style-name="P12">GPA: 1.0 (1.0 best, 4.0 worst), Passed with distinction</text:p>
            <text:p text:style-name="P12">Thesis: Efficient Homotopy Continuation for Multi-View Geometry;</text:p>
            <text:p text:style-name="P5">Advisor: <text:span text:style-name="T19">Assoc. Prof.</text:span> Tomáš Pajdla</text:p>
          </table:table-cell>
        </table:table-row>
        <table:table-row table:style-name="TableLine94541515364480">
          <table:table-cell table:style-name="Table2.A1" office:value-type="string">
            <text:p text:style-name="P5">2016 – 2019</text:p>
          </table:table-cell>
          <table:table-cell table:style-name="Table2.A1" office:value-type="string">
            <text:p text:style-name="P2">Czech Technical University in Prague, Faculty of Electrical Engineering</text:p>
            <text:p text:style-name="P12">Bachelor’s degree, Computer and Information Science</text:p>
            <text:p text:style-name="P12">GPA: 1.06 (1.0 best, 4.0 worst), Passed with distinction</text:p>
            <text:p text:style-name="P23">Thesis: Two-Body Structure from Motion; Advisor: <text:span text:style-name="T19">Assoc. Prof.</text:span> Tomáš Pajdla</text:p>
          </table:table-cell>
        </table:table-row>
      </table:table>
      <text:p text:style-name="P11"/>
      <text:p text:style-name="P18">Publications</text:p>
      <text:p text:style-name="P31"><text:span text:style-name="Strong_20_Emphasis">Vanishing Point Estimation in Uncalibrated Images with Prior Gravity Direction</text:span></text:p>
      <text:p text:style-name="P28"><text:span text:style-name="T10">R. Pautrat, S. Liu, </text:span><text:span text:style-name="T11">P. Hruby</text:span><text:span text:style-name="T9">, M. Pollefeys, </text:span><text:span text:style-name="T8">D. Barath</text:span></text:p>
      <text:p text:style-name="P26"><text:span text:style-name="T8">ICCV</text:span><text:span text:style-name="T9"> 2023</text:span></text:p>
      <text:p text:style-name="P31">Four-view geometry with unknown radial distortion</text:p>
      <text:p text:style-name="P29"><text:span text:style-name="T14">P. Hruby</text:span>, V. Korotynskiy, T. Duff, L. Oeding, M. Pollefeys, T. Pajdla, V. Larsson</text:p>
      <text:p text:style-name="P25">CVPR 2023</text:p>
      <text:p text:style-name="P32">Learning to Solve Hard Minimal Problems</text:p>
      <text:p text:style-name="P19"><text:span text:style-name="T14">P. Hruby</text:span>, T. Duff, A. Leykin, T. Pajdla</text:p>
      <text:p text:style-name="P30">CVPR 2022, <text:span text:style-name="T5">Best Paper Award</text:span></text:p>
      <text:p text:style-name="P27"/>
      <text:p text:style-name="P17">Skills</text:p>
      <text:p text:style-name="Standard"><text:span text:style-name="T7">Languages: </text:span>Czech (First language), English, <text:span text:style-name="T6">German</text:span></text:p>
      <text:p text:style-name="P21"><text:span text:style-name="T7">Software: </text:span>C/C++, MATLAB, Python, <text:span text:style-name="T13">Macaulay 2</text:span></text:p>
      <text:p text:style-name="P21"><text:span text:style-name="T7">Others: </text:span>Driver’s License, Group B (Passenger car)</text:p>
      <text:p text:style-name="P11"/>
      <text:p text:style-name="P14">Honors <text:span text:style-name="T13">and Awards</text:span></text:p>
      <text:p text:style-name="P10">Best Paper Award, CVPR 2022<text:tab/></text:p>
      <text:p text:style-name="Standard">Czech Alpha Chapter of Upsilon Pi Epsilon, Member since February 2019</text:p>
      <text:p text:style-name="Standard">International Physics Olympiad, 2016, Z<text:span text:style-name="T18">ü</text:span>rich; Honourable Mention</text:p>
      <text:p text:style-name="Standard">Czech National Physics Olympiad, 2016, Bílovec; 5th Pla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1:57:01.534519597</meta:creation-date>
    <dc:date>2023-07-25T15:31:47.119088257</dc:date>
    <meta:editing-duration>PT42M52S</meta:editing-duration>
    <meta:editing-cycles>28</meta:editing-cycles>
    <meta:generator>LibreOffice/6.4.7.2$Linux_X86_64 LibreOffice_project/40$Build-2</meta:generator>
    <meta:document-statistic meta:table-count="2" meta:image-count="0" meta:object-count="0" meta:page-count="1" meta:paragraph-count="48" meta:word-count="268" meta:character-count="1892" meta:non-whitespace-character-count="1666"/>
  </office:meta>
</office:document-meta>
</file>